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8C000000DAAF45457E.png"/>
  <manifest:file-entry manifest:media-type="image/png" manifest:full-path="Pictures/100000000000010C000000EF6A7B6CC5.png"/>
  <manifest:file-entry manifest:media-type="image/png" manifest:full-path="Pictures/1000000000000145000000BC0B2F3B7F.png"/>
  <manifest:file-entry manifest:media-type="image/png" manifest:full-path="Pictures/100000000000010C000000A837D5268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2.27cm" svg:x2="19.542cm" svg:y2="2.27cm">
          <text:p/>
        </draw:line>
        <draw:frame draw:style-name="gr2" draw:layer="layout" svg:width="17.399cm" svg:height="1.27cm" svg:x="2.143cm" svg:y="1cm">
          <draw:text-box>
            <text:p>Style Sheet</text:p>
          </draw:text-box>
        </draw:frame>
        <draw:frame draw:style-name="gr2" draw:layer="layout" svg:width="7.747cm" svg:height="1.27cm" svg:x="1.762cm" svg:y="2.397cm">
          <draw:text-box>
            <text:p>Passive</text:p>
          </draw:text-box>
        </draw:frame>
        <draw:frame draw:style-name="gr2" draw:layer="layout" svg:width="7.747cm" svg:height="1.27cm" svg:x="1.889cm" svg:y="13.954cm">
          <draw:text-box>
            <text:p>Discrete</text:p>
          </draw:text-box>
        </draw:frame>
        <draw:frame draw:style-name="gr3" draw:text-style-name="P1" draw:layer="layout" svg:width="8.599cm" svg:height="4.974cm" svg:x="2.27cm" svg:y="3.9cm">
          <draw:image xlink:href="Pictures/1000000000000145000000BC0B2F3B7F.png" xlink:type="simple" xlink:show="embed" xlink:actuate="onLoad">
            <text:p/>
          </draw:image>
        </draw:frame>
        <draw:frame draw:style-name="gr3" draw:text-style-name="P1" draw:layer="layout" svg:width="7.62cm" svg:height="4.191cm" svg:x="3.286cm" svg:y="9.255cm">
          <draw:image xlink:href="Pictures/100000000000018C000000DAAF45457E.png" xlink:type="simple" xlink:show="embed" xlink:actuate="onLoad">
            <text:p/>
          </draw:image>
        </draw:frame>
        <draw:frame draw:style-name="gr3" draw:text-style-name="P1" draw:layer="layout" svg:width="7.091cm" svg:height="4.445cm" svg:x="12.176cm" svg:y="3.032cm">
          <draw:image xlink:href="Pictures/100000000000010C000000A837D52686.png" xlink:type="simple" xlink:show="embed" xlink:actuate="onLoad">
            <text:p/>
          </draw:image>
        </draw:frame>
        <draw:frame draw:style-name="gr3" draw:text-style-name="P1" draw:layer="layout" svg:width="7.091cm" svg:height="6.324cm" svg:x="12.197cm" svg:y="7.985cm">
          <draw:image xlink:href="Pictures/100000000000010C000000EF6A7B6CC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17T23:57:12.83</meta:creation-date>
    <dc:date>2016-03-18T00:55:41.61</dc:date>
    <meta:editing-duration>PT12M58S</meta:editing-duration>
    <meta:editing-cycles>1</meta:editing-cycles>
    <meta:document-statistic meta:object-count="8"/>
    <meta:generator>OpenOffice.org/3.4.1$Win32 OpenOffice.org_project/341m1$Build-9593</meta:generator>
  </office:meta>
</office:document-meta>
</file>